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cPrintDotted" svg:font-family="AbcPrintDotte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309cm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6.615cm" style:rel-column-width="3750*"/>
    </style:style>
    <style:style style:name="Table1.D" style:family="table-column">
      <style:table-column-properties style:column-width="4.498cm" style:rel-column-width="2550*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09cm" table:align="margins"/>
    </style:style>
    <style:style style:name="Table2.A" style:family="table-column">
      <style:table-column-properties style:column-width="3.889cm" style:rel-column-width="2205*"/>
    </style:style>
    <style:style style:name="Table2.B" style:family="table-column">
      <style:table-column-properties style:column-width="5.609cm" style:rel-column-width="3180*"/>
    </style:style>
    <style:style style:name="Table2.C" style:family="table-column">
      <style:table-column-properties style:column-width="4.101cm" style:rel-column-width="2325*"/>
    </style:style>
    <style:style style:name="Table2.D" style:family="table-column">
      <style:table-column-properties style:column-width="4.71cm" style:rel-column-width="26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309cm" table:align="margins"/>
    </style:style>
    <style:style style:name="Table3.A" style:family="table-column">
      <style:table-column-properties style:column-width="4.57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0eda11" style:font-size-asian="30pt" style:font-size-complex="30pt"/>
    </style:style>
    <style:style style:name="P2" style:family="paragraph" style:parent-style-name="Standard">
      <style:paragraph-properties>
        <style:tab-stops>
          <style:tab-stop style:position="18.494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0eda11" style:font-size-asian="30pt" style:font-size-complex="30pt"/>
    </style:style>
    <style:style style:name="P4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106750" style:font-size-asian="30pt" style:font-size-complex="30pt"/>
    </style:style>
    <style:style style:name="P5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106750" officeooo:paragraph-rsid="00106750" style:font-size-asian="30pt" style:font-size-complex="30pt"/>
    </style:style>
    <style:style style:name="P6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0da751" style:font-size-asian="30pt" style:font-size-complex="30pt"/>
    </style:style>
    <style:style style:name="P7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0eda11" style:font-size-asian="30pt" style:font-size-complex="3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30pt" officeooo:rsid="00106750" officeooo:paragraph-rsid="00106750" style:font-size-asian="30pt" style:font-size-complex="3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30pt" officeooo:rsid="000cbe63" officeooo:paragraph-rsid="000cbe63" style:font-size-asian="30pt" style:font-size-complex="30pt"/>
    </style:style>
    <style:style style:name="T1" style:family="text">
      <style:text-properties officeooo:rsid="00106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NECK</text:p>
          </table:table-cell>
          <table:table-cell table:style-name="Table1.B1" office:value-type="string">
            <text:p text:style-name="P8">SHOULDER</text:p>
          </table:table-cell>
          <table:table-cell table:style-name="Table1.C1" office:value-type="string">
            <text:p text:style-name="P8">ARMS</text:p>
          </table:table-cell>
          <table:table-cell table:style-name="Table1.D1" office:value-type="string">
            <text:p text:style-name="P9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2" office:value-type="string">
            <text:p text:style-name="P6"><text:span text:style-name="T1">SHOULDER</text:span></text:p>
          </table:table-cell>
          <table:table-cell table:style-name="Table1.C2" office:value-type="string">
            <text:p text:style-name="P5">ARMS</text:p>
          </table:table-cell>
          <table:table-cell table:style-name="Table1.D16" office:value-type="string">
            <text:p text:style-name="P1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3" office:value-type="string">
            <text:p text:style-name="P6"><text:span text:style-name="T1">SHOULDER</text:span></text:p>
          </table:table-cell>
          <table:table-cell table:style-name="Table1.C3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4" office:value-type="string">
            <text:p text:style-name="P6"><text:span text:style-name="T1">SHOULDER</text:span></text:p>
          </table:table-cell>
          <table:table-cell table:style-name="Table1.C4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5" office:value-type="string">
            <text:p text:style-name="P6"><text:span text:style-name="T1">SHOULDER</text:span></text:p>
          </table:table-cell>
          <table:table-cell table:style-name="Table1.C5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6" office:value-type="string">
            <text:p text:style-name="P5">NECK</text:p>
          </table:table-cell>
          <table:table-cell table:style-name="Table1.B6" office:value-type="string">
            <text:p text:style-name="P6"><text:span text:style-name="T1">SHOULDER</text:span></text:p>
          </table:table-cell>
          <table:table-cell table:style-name="Table1.C6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7" office:value-type="string">
            <text:p text:style-name="P6"><text:span text:style-name="T1">SHOULDER</text:span></text:p>
          </table:table-cell>
          <table:table-cell table:style-name="Table1.C7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8" office:value-type="string">
            <text:p text:style-name="P6"><text:span text:style-name="T1">SHOULDER</text:span></text:p>
          </table:table-cell>
          <table:table-cell table:style-name="Table1.C8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16" office:value-type="string">
            <text:p text:style-name="P5">NECK</text:p>
          </table:table-cell>
          <table:table-cell table:style-name="Table1.B9" office:value-type="string">
            <text:p text:style-name="P6"><text:span text:style-name="T1">SHOULDER</text:span></text:p>
          </table:table-cell>
          <table:table-cell table:style-name="Table1.C9" office:value-type="string">
            <text:p text:style-name="P5">ARMS</text:p>
          </table:table-cell>
          <table:table-cell table:style-name="Table1.D16" office:value-type="string">
            <text:p text:style-name="P4">E<text:span text:style-name="T1">LBOW</text:span></text:p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7"/>
          </table:table-cell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8">PALM</text:p>
          </table:table-cell>
          <table:table-cell table:style-name="Table2.A1" office:value-type="string">
            <text:p text:style-name="P8">FINGERS</text:p>
          </table:table-cell>
          <table:table-cell table:style-name="Table2.A1" office:value-type="string">
            <text:p text:style-name="P8">BELLY</text:p>
          </table:table-cell>
          <table:table-cell table:style-name="Table2.D1" office:value-type="string">
            <text:p text:style-name="P8">LEGS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1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5">PALM</text:p>
          </table:table-cell>
          <table:table-cell table:style-name="Table2.A2" office:value-type="string">
            <text:p text:style-name="P5">FINGERS</text:p>
          </table:table-cell>
          <table:table-cell table:style-name="Table2.A2" office:value-type="string">
            <text:p text:style-name="P5">BELLY</text:p>
          </table:table-cell>
          <table:table-cell table:style-name="Table2.D2" office:value-type="string">
            <text:p text:style-name="P4"><text:span text:style-name="T1">LEGS</text:span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ext:p text:style-name="P2"/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8">KNEES</text:p>
          </table:table-cell>
          <table:table-cell table:style-name="Table3.A1" office:value-type="string">
            <text:p text:style-name="P8">FOOT</text:p>
          </table:table-cell>
          <table:table-cell table:style-name="Table3.A1" office:value-type="string">
            <text:p text:style-name="P8">TOES</text:p>
          </table:table-cell>
          <table:table-cell table:style-name="Table3.D1" office:value-type="string">
            <text:p text:style-name="P8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>KNEES</text:p>
          </table:table-cell>
          <table:table-cell table:style-name="Table3.A2" office:value-type="string">
            <text:p text:style-name="P5">FOOT</text:p>
          </table:table-cell>
          <table:table-cell table:style-name="Table3.A2" office:value-type="string">
            <text:p text:style-name="P5">TOES</text:p>
          </table:table-cell>
          <table:table-cell table:style-name="Table3.D2" office:value-type="string">
            <text:p text:style-name="P5">HAIR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cPrintDotted" svg:font-family="AbcPrintDotte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3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4:08.855862569</meta:creation-date>
    <dc:date>2015-09-03T12:32:56.258050094</dc:date>
    <meta:editing-duration>P0D</meta:editing-duration>
    <meta:editing-cycles>1</meta:editing-cycles>
    <meta:generator>LibreOffice/4.2.7.2$Linux_x86 LibreOffice_project/420m0$Build-2</meta:generator>
    <meta:document-statistic meta:table-count="3" meta:image-count="0" meta:object-count="0" meta:page-count="3" meta:paragraph-count="108" meta:word-count="108" meta:character-count="522" meta:non-whitespace-character-count="522"/>
  </office:meta>
</office:document-meta>
</file>